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kedMultiValueMap.deepCop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inkedMultiValueMap.LinkedMultiValueMap( int expecte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ultiValueMap.LinkedMultiValu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ultiValueMap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inkedMultiValueMap.LinkedMultiValueMap( Map &lt; K , List &lt; V &gt; &gt; oth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